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70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ga-Lite è una grammatica di alto livello per la grafica interattiva.</text:p>
      <text:p text:style-name="P1"/>
      <text:p text:style-name="P1">Fornisce una sintassi concisa JSON per supportare la generazione rapida di visualizzazioni interattive multi-view per supportare l'analisi.</text:p>
      <text:p text:style-name="P1"/>
      <text:p text:style-name="P1">Vega-Lite può servire come formato dichiarativo per descrivere e creare visualizzazioni di dati.</text:p>
      <text:p text:style-name="P1"/>
      <text:p text:style-name="P1">Per utilizzare Vega-Lite, il nostro compilatore compila una specifica Vega-Lite in una specifica Vega di livello inferiore e più dettagliata e la rende utilizzando il compilatore di Vega.<text:line-break/><text:line-break/>Tradotto con www.DeepL.com/Translato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7T16:32:53.290000000</meta:creation-date>
    <dc:date>2019-11-17T16:43:03.304000000</dc:date>
    <meta:editing-duration>PT10M11S</meta:editing-duration>
    <meta:editing-cycles>1</meta:editing-cycles>
    <meta:document-statistic meta:table-count="0" meta:image-count="0" meta:object-count="0" meta:page-count="1" meta:paragraph-count="4" meta:word-count="72" meta:character-count="531" meta:non-whitespace-character-count="462"/>
    <meta:generator>LibreOffice/6.3.1.2$Windows_X86_64 LibreOffice_project/b79626edf0065ac373bd1df5c28bd630b4424273</meta:generator>
  </office:meta>
</office:document-meta>
</file>